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4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17cm" style:use-optimal-column-width="false"/>
    </style:style>
    <style:style style:name="co2" style:family="table-column">
      <style:table-column-properties style:column-width="1.172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002cm"/>
    </style:style>
    <style:style style:name="ce1" style:family="table-cell">
      <style:graphic-properties draw:fill="solid" draw:fill-color="#008000" style:repeat="repeat" fo:padding-top="0.1cm" fo:padding-bottom="0.1cm" fo:padding-left="0.1cm" fo:padding-right="0.1cm"/>
      <style:paragraph-properties fo:border="none"/>
    </style:style>
    <style:style style:name="ce2" style:family="table-cell">
      <style:graphic-properties draw:fill="none" style:repeat="repeat"/>
      <style:paragraph-properties fo:border-left="none" fo:border-right="0.14pt solid #000000" fo:border-top="0.14pt solid #000000" fo:border-bottom="0.14pt solid #000000"/>
    </style:style>
    <style:style style:name="ce3" style:family="table-cell">
      <style:graphic-properties draw:fill="none" style:repeat="repeat"/>
      <style:paragraph-properties fo:border="0.14pt solid #000000"/>
    </style:style>
    <style:style style:name="ce4" style:family="table-cell">
      <style:graphic-properties draw:fill="none" style:repeat="repeat"/>
      <style:paragraph-properties fo:border-left="0.14pt solid #000000" fo:border-right="0.14pt solid #000000" fo:border-top="none" fo:border-bottom="0.14pt solid #000000"/>
    </style:style>
    <style:style style:name="ce5" style:family="table-cell">
      <style:graphic-properties draw:fill="solid" draw:fill-color="#008000" style:repeat="repeat" fo:padding-top="0.1cm" fo:padding-bottom="0.1cm" fo:padding-left="0.1cm" fo:padding-right="0.1cm"/>
      <style:paragraph-properties fo:border="0.14pt solid 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7.021cm" svg:height="6.001cm" svg:x="3.012cm" svg:y="2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  <table:table-cell table:style-name="ce3"/>
            </table:table-row>
            <table:table-row table:style-name="ro1" table:default-cell-style-name="ce3">
              <table:table-cell table:style-name="ce4"/>
              <table:table-cell table:style-name="ce4"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21cm" svg:height="6.001cm" svg:x="3.012cm" svg:y="11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021cm" svg:height="6.001cm" svg:x="11.642cm" svg:y="11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3">
              <table:table-cell table:style-name="ce5"/>
              <table:table-cell/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3">
              <table:table-cell table:style-name="ce5"/>
              <table:table-cell/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3">
              <table:table-cell table:style-name="ce5"/>
              <table:table-cell/>
              <table:table-cell table:style-name="ce5"/>
              <table:table-cell/>
              <table:table-cell table:style-name="ce5"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.216cm" svg:height="0.962cm" svg:x="4.429cm" svg:y="9.001cm">
          <draw:text-box>
            <text:p>a(1:3,1:3)</text:p>
          </draw:text-box>
        </draw:frame>
        <draw:frame draw:style-name="gr1" draw:layer="layout" svg:width="4.274cm" svg:height="0.962cm" svg:x="13.573cm" svg:y="9.128cm">
          <draw:text-box>
            <text:p>a(1:6:2,2:6:2)</text:p>
          </draw:text-box>
        </draw:frame>
        <draw:frame draw:style-name="standard" draw:layer="layout" svg:width="7.021cm" svg:height="6.001cm" svg:x="11.643cm" svg:y="2.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 table:style-name="ce5"/>
              <table:table-cell/>
              <table:table-cell table:style-name="ce5"/>
              <table:table-cell/>
              <table:table-cell table:style-name="ce5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5"/>
              <table:table-cell/>
              <table:table-cell table:style-name="ce5"/>
              <table:table-cell/>
              <table:table-cell table:style-name="ce5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5"/>
              <table:table-cell/>
              <table:table-cell table:style-name="ce5"/>
              <table:table-cell/>
              <table:table-cell table:style-name="ce5"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layer="layout" svg:width="6.319cm" svg:height="0.962cm" svg:x="3.571cm" svg:y="17.891cm">
          <draw:text-box>
            <text:p>a(2:5,5) or a(2:5,5:5)</text:p>
          </draw:text-box>
        </draw:frame>
        <draw:frame draw:style-name="gr1" draw:layer="layout" svg:width="3.745cm" svg:height="0.962cm" svg:x="13.511cm" svg:y="17.891cm">
          <draw:text-box>
            <text:p>a(2:5,1:6:2)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7T10:47:15</meta:creation-date>
    <dc:date>2012-02-07T11:09:12</dc:date>
    <meta:editing-duration>PT6M47S</meta:editing-duration>
    <meta:editing-cycles>1</meta:editing-cycles>
    <meta:document-statistic meta:object-count="8"/>
    <meta:generator>LibreOffice/3.4$Unix LibreOffice_project/340m1$Build-1206</meta:generator>
  </office:meta>
</office:document-meta>
</file>